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4" style:family="paragraph" style:parent-style-name="Standard_20__28_WW_29_" style:master-page-name="">
      <loext:graphic-properties draw:fill="none"/>
      <style:paragraph-properties fo:margin-left="0in" fo:margin-right="0in" fo:margin-top="2.9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Text_20_body">
      <style:text-properties officeooo:rsid="00868dde" officeooo:paragraph-rsid="00868dde"/>
    </style:style>
    <style:style style:name="P6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10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12" style:family="paragraph" style:parent-style-name="ITMO_20_ICT_20_Lab_20_Works">
      <style:paragraph-properties fo:break-before="page"/>
      <style:text-properties officeooo:rsid="002794e8" officeooo:paragraph-rsid="002794e8"/>
    </style:style>
    <style:style style:name="P13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14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5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16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2">
      <style:text-properties style:font-name="Times New Roman" officeooo:rsid="002c4a92" officeooo:paragraph-rsid="002c4a92"/>
    </style:style>
    <style:style style:name="P20" style:family="paragraph" style:parent-style-name="Heading_20_2">
      <style:paragraph-properties fo:break-before="page"/>
      <style:text-properties style:font-name="Times New Roman" officeooo:rsid="002c4a92" officeooo:paragraph-rsid="00a5c612"/>
    </style:style>
    <style:style style:name="P21" style:family="paragraph" style:parent-style-name="Preformatted_20_Text">
      <style:paragraph-properties fo:margin-left="0in" fo:margin-right="0in" fo:text-indent="0in" style:auto-text-indent="false"/>
    </style:style>
    <style:style style:name="P22" style:family="paragraph" style:parent-style-name="Preformatted_20_Text">
      <style:paragraph-properties fo:margin-left="0in" fo:margin-right="0in" fo:text-indent="0in" style:auto-text-indent="false"/>
      <style:text-properties fo:color="#697070" loext:opacity="100%" fo:font-weight="normal"/>
    </style:style>
    <style:style style:name="P23" style:family="paragraph" style:parent-style-name="Preformatted_20_Text">
      <style:text-properties officeooo:paragraph-rsid="002c4a92"/>
    </style:style>
    <style:style style:name="P24" style:family="paragraph" style:parent-style-name="Preformatted_20_Text">
      <style:paragraph-properties fo:margin-top="0in" fo:margin-bottom="0.1965in" style:contextual-spacing="false"/>
    </style:style>
    <style:style style:name="P25" style:family="paragraph" style:parent-style-name="Text_20_body">
      <style:text-properties officeooo:paragraph-rsid="002c4a92"/>
    </style:style>
    <style:style style:name="P26" style:family="paragraph" style:parent-style-name="Text_20_body">
      <style:text-properties officeooo:rsid="00a5cd01" officeooo:paragraph-rsid="00a5cd01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6" style:family="text">
      <style:text-properties officeooo:rsid="00a1dfa0"/>
    </style:style>
    <style:style style:name="T7" style:family="text">
      <style:text-properties officeooo:rsid="00a5c612"/>
    </style:style>
    <style:style style:name="T8" style:family="text">
      <style:text-properties style:font-name="Times New Roman"/>
    </style:style>
    <style:style style:name="T9" style:family="text">
      <style:text-properties style:font-name="Times New Roman" officeooo:rsid="002c4a92"/>
    </style:style>
    <style:style style:name="T10" style:family="text">
      <style:text-properties style:font-name="Times New Roman" officeooo:rsid="00a5c612"/>
    </style:style>
    <style:style style:name="T11" style:family="text">
      <style:text-properties fo:color="#397300" loext:opacity="100%" fo:font-weight="normal"/>
    </style:style>
    <style:style style:name="T12" style:family="text">
      <style:text-properties fo:color="#880000" loext:opacity="100%" fo:font-weight="normal"/>
    </style:style>
    <style:style style:name="T13" style:family="text">
      <style:text-properties fo:color="#697070" loext:opacity="100%" fo:font-weight="normal"/>
    </style:style>
    <style:style style:name="T14" style:family="text">
      <style:text-properties fo:color="#1f7199" loext:opacity="100%" fo:font-weight="normal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3"/>
      <text:p text:style-name="P15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14" loext:marker-style-name="T3"><text:span text:style-name="T3">Факультет Программной Инженерии и Компьютерной Техники </text:span></text:p>
      <text:p text:style-name="P2">Лабораторная работа по основам профессиональной деятельности №1</text:p>
      <text:p text:style-name="P3">Вариант 1512</text:p>
      <text:p text:style-name="P6">Выполнил: Снагин Станислав Максимович</text:p>
      <text:p text:style-name="P10"><text:span text:style-name="T5">Проверил: </text:span>Блохина Елена Николаевна</text:p>
      <text:p text:style-name="P7">Группа: Р3115</text:p>
      <text:p text:style-name="P4"><text:soft-page-break/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Содержание</text:p>
          </text:index-title>
          <text:p text:style-name="P16"><text:a xlink:type="simple" xlink:href="#__RefHeading___Toc3867_2985257696" text:style-name="Index_20_Link" text:visited-style-name="Index_20_Link">Задания и цели работы<text:tab/>3</text:a></text:p>
          <text:p text:style-name="P16"><text:a xlink:type="simple" xlink:href="#__RefHeading___Toc8325_2985257696" text:style-name="Index_20_Link" text:visited-style-name="Index_20_Link">Основные этапы вычисления<text:tab/>4</text:a></text:p>
          <text:p text:style-name="P17"><text:a xlink:type="simple" xlink:href="#__RefHeading___Toc8327_2985257696" text:style-name="Index_20_Link" text:visited-style-name="Index_20_Link"><text:s/>Задание 1<text:tab/>4</text:a></text:p>
          <text:p text:style-name="P17"><text:a xlink:type="simple" xlink:href="#__RefHeading___Toc119_1904698298" text:style-name="Index_20_Link" text:visited-style-name="Index_20_Link"><text:s/>Задание 2<text:tab/>5</text:a></text:p>
          <text:p text:style-name="P16"><text:a xlink:type="simple" xlink:href="#__RefHeading___Toc3871_2985257696" text:style-name="Index_20_Link" text:visited-style-name="Index_20_Link">Заключение<text:tab/>6</text:a></text:p>
        </text:index-body>
      </text:table-of-content>
      <text:h text:style-name="P11" text:outline-level="1"/>
      <text:h text:style-name="P18" text:outline-level="1"><text:bookmark-start text:name="__RefHeading___Toc3867_2985257696"/>Задани<text:span text:style-name="T4">я</text:span> и цели работы<text:bookmark-end text:name="__RefHeading___Toc3867_2985257696"/></text:h>
      <text:p text:style-name="Text_20_body"><text:bookmark-start text:name="__RefHeading___Toc25768_2985257696"/><text:tab/>Целью данной работы является знакомство с основными командами ОС <text:span text:style-name="T6">UNIX и их семействам, с некоторыми командами интерпретатора shell, с настройками прав доступа к файлам и папкам пользователям, группам, иным лицам.</text:span><text:bookmark-end text:name="__RefHeading___Toc25768_2985257696"/></text:p>
      <text:h text:style-name="P18" text:outline-level="1"><text:bookmark-start text:name="__RefHeading___Toc8325_2985257696"/>Основные этапы вычисления<text:bookmark-end text:name="__RefHeading___Toc8325_2985257696"/></text:h>
      <text:h text:style-name="P19" text:outline-level="2"><text:bookmark-start text:name="__RefHeading___Toc8327_2985257696"/><text:tab/>Задание <text:span text:style-name="T7">1</text:span><text:bookmark-end text:name="__RefHeading___Toc8327_2985257696"/></text:h>
      <text:p text:style-name="P25">Файл «<text:span text:style-name="T7">shell_task_1.sh»:</text:span></text:p>
      <text:p text:style-name="P23"><text:bookmark text:name="codeOutput"/><text:span text:style-name="Source_20_Text"><text:span text:style-name="T14">#!/bin/sh</text:span></text:span></text:p>
      <text:section text:style-name="Sect2" text:name="preview">
        <text:p text:style-name="Preformatted_20_Text"/>
        <text:p text:style-name="P21"><text:span text:style-name="Source_20_Text"><text:span text:style-name="T11">echo</text:span></text:span><text:span text:style-name="Source_20_Text"> </text:span><text:span text:style-name="Source_20_Text"><text:span text:style-name="T12">"TASK 1"</text:span></text:span></text:p>
        <text:p text:style-name="Preformatted_20_Text"/>
        <text:p text:style-name="P21"><text:span text:style-name="Source_20_Text"><text:span text:style-name="T11">cd</text:span></text:span><text:span text:style-name="Source_20_Text"> ~</text:span></text:p>
        <text:p text:style-name="Preformatted_20_Text"/>
        <text:p text:style-name="P21"><text:span text:style-name="Source_20_Text"><text:span text:style-name="T11">mkdir</text:span></text:span><text:span text:style-name="Source_20_Text"> lab0</text:span></text:p>
        <text:p text:style-name="P21"><text:span text:style-name="Source_20_Text"><text:span text:style-name="T11">cd</text:span></text:span><text:span text:style-name="Source_20_Text"> lab0</text:span></text:p>
        <text:p text:style-name="Preformatted_20_Text"/>
        <text:p text:style-name="P22"><text:span text:style-name="Source_20_Text"># DIR lab0</text:span></text:p>
        <text:p text:style-name="P22"><text:span text:style-name="Source_20_Text"># Creating internal data</text:span></text:p>
        <text:p text:style-name="Preformatted_20_Text"/>
        <text:p text:style-name="P21"><text:span text:style-name="Source_20_Text"><text:span text:style-name="T11">mkdir</text:span></text:span><text:span text:style-name="Source_20_Text"> bagon4</text:span></text:p>
        <text:p text:style-name="P21"><text:span text:style-name="Source_20_Text"><text:span text:style-name="T11">touch</text:span></text:span><text:span text:style-name="Source_20_Text"> ducklett6</text:span></text:p>
        <text:p text:style-name="P21"><text:span text:style-name="Source_20_Text"><text:span text:style-name="T11">touch</text:span></text:span><text:span text:style-name="Source_20_Text"> golem7</text:span></text:p>
        <text:p text:style-name="P21"><text:span text:style-name="Source_20_Text"><text:span text:style-name="T11">mkdir</text:span></text:span><text:span text:style-name="Source_20_Text"> ninjask5</text:span></text:p>
        <text:p text:style-name="P21"><text:span text:style-name="Source_20_Text"><text:span text:style-name="T11">mkdir</text:span></text:span><text:span text:style-name="Source_20_Text"> slugma2</text:span></text:p>
        <text:p text:style-name="P21"><text:span text:style-name="Source_20_Text"><text:span text:style-name="T11">touch</text:span></text:span><text:span text:style-name="Source_20_Text"> togekiss5</text:span></text:p>
        <text:p text:style-name="Preformatted_20_Text"/>
        <text:p text:style-name="P22"><text:span text:style-name="Source_20_Text"># bagon4</text:span></text:p>
        <text:p text:style-name="Preformatted_20_Text"/>
        <text:p text:style-name="P21"><text:span text:style-name="Source_20_Text"><text:span text:style-name="T11">mkdir</text:span></text:span><text:span text:style-name="Source_20_Text"> bagon4/pidove</text:span></text:p>
        <text:p text:style-name="P21"><text:span text:style-name="Source_20_Text"><text:span text:style-name="T11">mkdir</text:span></text:span><text:span text:style-name="Source_20_Text"> bagon4/voltorb</text:span></text:p>
        <text:p text:style-name="P21"><text:span text:style-name="Source_20_Text"><text:span text:style-name="T11">touch</text:span></text:span><text:span text:style-name="Source_20_Text"> bagon4/timburr</text:span></text:p>
        <text:p text:style-name="Preformatted_20_Text"/>
        <text:p text:style-name="P22"><text:span text:style-name="Source_20_Text"># ninjask5</text:span></text:p>
        <text:p text:style-name="Preformatted_20_Text"/>
        <text:p text:style-name="P21"><text:span text:style-name="Source_20_Text"><text:span text:style-name="T11">mkdir</text:span></text:span><text:span text:style-name="Source_20_Text"> ninjask5/lickitung</text:span></text:p>
        <text:p text:style-name="P21"><text:span text:style-name="Source_20_Text"><text:span text:style-name="T11">mkdir</text:span></text:span><text:span text:style-name="Source_20_Text"> ninjask5/huntail</text:span></text:p>
        <text:p text:style-name="P21"><text:span text:style-name="Source_20_Text"><text:span text:style-name="T11">touch</text:span></text:span><text:span text:style-name="Source_20_Text"> ninjask5/zweilous</text:span></text:p>
        <text:p text:style-name="P21"><text:span text:style-name="Source_20_Text"><text:span text:style-name="T11">touch</text:span></text:span><text:span text:style-name="Source_20_Text"> ninjask5/tangela</text:span></text:p>
        <text:p text:style-name="Preformatted_20_Text"/>
        <text:p text:style-name="P22"><text:span text:style-name="Source_20_Text"># slugma2</text:span></text:p>
        <text:p text:style-name="Preformatted_20_Text"/>
        <text:p text:style-name="P21"><text:span text:style-name="Source_20_Text"><text:span text:style-name="T11">mkdir</text:span></text:span><text:span text:style-name="Source_20_Text"> slugma2/magby</text:span></text:p>
        <text:p text:style-name="P21"><text:span text:style-name="Source_20_Text"><text:span text:style-name="T11">touch</text:span></text:span><text:span text:style-name="Source_20_Text"> slugma2/persian</text:span></text:p>
        <text:p text:style-name="P21"><text:span text:style-name="Source_20_Text"><text:span text:style-name="T11">touch</text:span></text:span><text:span text:style-name="Source_20_Text"> slugma2/ferroseed</text:span></text:p>
        <text:p text:style-name="Preformatted_20_Text"/>
        <text:p text:style-name="P21"><text:span text:style-name="Source_20_Text"><text:span text:style-name="T11">echo</text:span></text:span><text:span text:style-name="Source_20_Text"> </text:span><text:span text:style-name="Source_20_Text"><text:span text:style-name="T12">"WRITING CONTENTS TO FILES..."</text:span></text:span></text:p>
        <text:p text:style-name="Preformatted_20_Text"/>
        <text:p text:style-name="P22"><text:span text:style-name="Source_20_Text"># timburr</text:span></text:p>
        <text:p text:style-name="P21"><text:span text:style-name="Source_20_Text"><text:span text:style-name="T11">cat</text:span></text:span><text:span text:style-name="Source_20_Text"> &gt; bagon4/timburr &lt;&lt;</text:span><text:span text:style-name="Source_20_Text"><text:span text:style-name="T12">'EOF'</text:span></text:span></text:p>
        <text:p text:style-name="Preformatted_20_Text"><text:span text:style-name="Source_20_Text">Возможности <text:s/>Overland=6 Surface=4 Jump=4 Power=4</text:span></text:p>
        <text:p text:style-name="Preformatted_20_Text"><text:span text:style-name="Source_20_Text">Intelligence=2</text:span></text:p>
        <text:p text:style-name="Preformatted_20_Text"><text:span text:style-name="Source_20_Text">EOF</text:span></text:p>
        <text:p text:style-name="Preformatted_20_Text"/>
        <text:p text:style-name="P22"><text:span text:style-name="Source_20_Text"># ducklett6</text:span></text:p>
        <text:p text:style-name="P21"><text:span text:style-name="Source_20_Text"><text:span text:style-name="T11">cat</text:span></text:span><text:span text:style-name="Source_20_Text"> &gt; ducklett6 &lt;&lt;</text:span><text:span text:style-name="Source_20_Text"><text:span text:style-name="T12">'EOF'</text:span></text:span></text:p>
        <text:p text:style-name="Preformatted_20_Text"><text:span text:style-name="Source_20_Text">Способности <text:s/>Water Gun Water Sport Defog</text:span></text:p>
        <text:p text:style-name="Preformatted_20_Text"><text:span text:style-name="Source_20_Text">Wing Attack Water Pulse Aerial Ace Bubblebeam Featherdance Aqua Ring</text:span></text:p>
        <text:p text:style-name="Preformatted_20_Text"><text:span text:style-name="Source_20_Text">Air Slash Roost Rain Dance Tailwind Brave Bird Hurricane</text:span></text:p>
        <text:p text:style-name="Preformatted_20_Text"><text:soft-page-break/><text:span text:style-name="Source_20_Text">EOF</text:span></text:p>
        <text:p text:style-name="Preformatted_20_Text"/>
        <text:p text:style-name="P22"><text:span text:style-name="Source_20_Text"># golem7</text:span></text:p>
        <text:p text:style-name="P21"><text:span text:style-name="Source_20_Text"><text:span text:style-name="T11">cat</text:span></text:span><text:span text:style-name="Source_20_Text"> &gt; golem7 &lt;&lt;</text:span><text:span text:style-name="Source_20_Text"><text:span text:style-name="T12">'EOF'</text:span></text:span></text:p>
        <text:p text:style-name="Preformatted_20_Text"><text:span text:style-name="Source_20_Text">Тип</text:span></text:p>
        <text:p text:style-name="Preformatted_20_Text"><text:span text:style-name="Source_20_Text">покемона <text:s/>ROCK GROUND</text:span></text:p>
        <text:p text:style-name="Preformatted_20_Text"><text:span text:style-name="Source_20_Text">EOF</text:span></text:p>
        <text:p text:style-name="Preformatted_20_Text"/>
        <text:p text:style-name="P22"><text:span text:style-name="Source_20_Text"># zweilous</text:span></text:p>
        <text:p text:style-name="P21"><text:span text:style-name="Source_20_Text"><text:span text:style-name="T11">cat</text:span></text:span><text:span text:style-name="Source_20_Text"> ninjask5/zweilous &lt;&lt;</text:span><text:span text:style-name="Source_20_Text"><text:span text:style-name="T12">'EOF'</text:span></text:span></text:p>
        <text:p text:style-name="Preformatted_20_Text"><text:span text:style-name="Source_20_Text">Способности <text:s/>Focus Energy Bite</text:span></text:p>
        <text:p text:style-name="Preformatted_20_Text"><text:span text:style-name="Source_20_Text">Headbutt Dragonbreath Roar Crunch Slam Dragon Pulse Work Up Dragon</text:span></text:p>
        <text:p text:style-name="Preformatted_20_Text"><text:span text:style-name="Source_20_Text">Rush Body Slam Scary Face Hyper Voice Outrage</text:span></text:p>
        <text:p text:style-name="Preformatted_20_Text"><text:span text:style-name="Source_20_Text">EOF</text:span></text:p>
        <text:p text:style-name="Preformatted_20_Text"/>
        <text:p text:style-name="P22"><text:span text:style-name="Source_20_Text"># tangela</text:span></text:p>
        <text:p text:style-name="P21"><text:span text:style-name="Source_20_Text"><text:span text:style-name="T11">cat</text:span></text:span><text:span text:style-name="Source_20_Text"> ninjask5/tangela &lt;&lt;</text:span><text:span text:style-name="Source_20_Text"><text:span text:style-name="T12">'EOF'</text:span></text:span></text:p>
        <text:p text:style-name="Preformatted_20_Text"><text:span text:style-name="Source_20_Text">Ходы</text:span></text:p>
        <text:p text:style-name="Preformatted_20_Text"><text:span text:style-name="Source_20_Text">Ancientpower Bind Body Slam Bullet Seed Double-Edge Endeavor Giga</text:span></text:p>
        <text:p text:style-name="Preformatted_20_Text"><text:span text:style-name="Source_20_Text">Drain Knock Off Pain Split Seed Bomb Shock Wave Sleep Talk Snore</text:span></text:p>
        <text:p text:style-name="Preformatted_20_Text"><text:span text:style-name="Source_20_Text">Synthesis Worry Seed</text:span></text:p>
        <text:p text:style-name="Preformatted_20_Text"><text:span text:style-name="Source_20_Text">EOF</text:span></text:p>
        <text:p text:style-name="Preformatted_20_Text"/>
        <text:p text:style-name="P22"><text:span text:style-name="Source_20_Text"># persian</text:span></text:p>
        <text:p text:style-name="P21"><text:span text:style-name="Source_20_Text"><text:span text:style-name="T11">cat</text:span></text:span><text:span text:style-name="Source_20_Text"> slugma2/persian &lt;&lt;</text:span><text:span text:style-name="Source_20_Text"><text:span text:style-name="T12">'EOF'</text:span></text:span></text:p>
        <text:p text:style-name="Preformatted_20_Text"><text:span text:style-name="Source_20_Text">Ходы <text:s/>Body Slam Covet Dark Pulse Defense</text:span></text:p>
        <text:p text:style-name="Preformatted_20_Text"><text:span text:style-name="Source_20_Text">Curl Double-Edge Fake Out Foul Play Gunk Shot Hyper Voice Icy Wind</text:span></text:p>
        <text:p text:style-name="Preformatted_20_Text"><text:span text:style-name="Source_20_Text">Iron Tail Knock Off Last Resort Mud-Slap Pay Day Seed Bomb Shock Wave</text:span></text:p>
        <text:p text:style-name="Preformatted_20_Text"><text:span text:style-name="Source_20_Text">Sleep Talk Snatch Snore Spite Swift Switcheroo <text:s/>Uproar Water</text:span></text:p>
        <text:p text:style-name="Preformatted_20_Text"><text:span text:style-name="Source_20_Text">Pulse</text:span></text:p>
        <text:p text:style-name="Preformatted_20_Text"><text:span text:style-name="Source_20_Text">EOF</text:span></text:p>
        <text:p text:style-name="Preformatted_20_Text"/>
        <text:p text:style-name="P22"><text:span text:style-name="Source_20_Text">#ferroseed</text:span></text:p>
        <text:p text:style-name="P21"><text:span text:style-name="Source_20_Text"><text:span text:style-name="T11">cat</text:span></text:span><text:span text:style-name="Source_20_Text"> slugma2/ferroseed &lt;&lt;</text:span><text:span text:style-name="Source_20_Text"><text:span text:style-name="T12">'EOF'</text:span></text:span></text:p>
        <text:p text:style-name="Preformatted_20_Text"><text:span text:style-name="Source_20_Text">Живёт <text:s/>Cave Mountain</text:span></text:p>
        <text:p text:style-name="Preformatted_20_Text"><text:span text:style-name="Source_20_Text">EOF</text:span></text:p>
        <text:p text:style-name="Preformatted_20_Text"/>
        <text:p text:style-name="P22"><text:span text:style-name="Source_20_Text">#togekiss5</text:span></text:p>
        <text:p text:style-name="P21"><text:span text:style-name="Source_20_Text"><text:span text:style-name="T11">cat</text:span></text:span><text:span text:style-name="Source_20_Text"> togekiss5 &lt;&lt;</text:span><text:span text:style-name="Source_20_Text"><text:span text:style-name="T12">'EOF'</text:span></text:span></text:p>
        <text:p text:style-name="Preformatted_20_Text"><text:span text:style-name="Source_20_Text">Возможности</text:span></text:p>
        <text:p text:style-name="Preformatted_20_Text"><text:span text:style-name="Source_20_Text">Overland=5 Surface=6 Sky=14 Jump=5 Power3=0 Intelligence=4 Aura=0</text:span></text:p>
        <text:p text:style-name="Preformatted_20_Text"><text:span text:style-name="Source_20_Text">Guster=0</text:span></text:p>
        <text:p text:style-name="Preformatted_20_Text"><text:span text:style-name="Source_20_Text">EOF</text:span></text:p>
        <text:p text:style-name="P24"/>
      </text:section>
      <text:p text:style-name="P25"><text:span text:style-name="Source_20_Text"><text:span text:style-name="T12"/></text:span></text:p>
      <text:h text:style-name="P20" text:outline-level="2"><text:bookmark-start text:name="__RefHeading___Toc119_1904698298"/><text:tab/>Задание <text:span text:style-name="T7">2</text:span><text:bookmark-end text:name="__RefHeading___Toc119_1904698298"/></text:h>
      <text:p text:style-name="P26"><text:span text:style-name="T10">Ф</text:span><text:span text:style-name="T8">айл «shell_task_2.sh»:</text:span></text:p>
      <text:p text:style-name="P26"><text:span text:style-name="T8"/></text:p>
      <text:h text:style-name="P12" text:outline-level="1"><text:bookmark-start text:name="__RefHeading___Toc3871_2985257696"/>Заключение<text:bookmark-end text:name="__RefHeading___Toc3871_2985257696"/></text:h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Рисунок" style:family="paragraph" style:parent-style-name="Caption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7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5.2$Linux_X86_64 LibreOffice_project/420$Build-2</meta:generator>
    <dc:date>2024-10-21T10:25:10.112360747</dc:date>
    <meta:editing-duration>PT12H5M36S</meta:editing-duration>
    <meta:editing-cycles>113</meta:editing-cycles>
    <meta:print-date>2024-09-11T19:48:02.397916277</meta:print-date>
    <meta:printed-by>PDF files</meta:printed-by>
    <meta:document-statistic meta:table-count="0" meta:image-count="0" meta:object-count="0" meta:page-count="7" meta:paragraph-count="97" meta:word-count="350" meta:character-count="2430" meta:non-whitespace-character-count="2164"/>
  </office:meta>
</office:document-meta>
</file>